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Standard" style:list-style-name="L2">
      <style:paragraph-properties fo:line-height="150%"/>
    </style:style>
    <style:style style:name="P11" style:family="paragraph" style:parent-style-name="Heading_20_1">
      <style:paragraph-properties fo:line-height="150%"/>
    </style:style>
    <style:style style:name="P12" style:family="paragraph" style:parent-style-name="Heading_20_2">
      <style:paragraph-properties fo:line-height="150%"/>
    </style:style>
    <style:style style:name="P13" style:family="paragraph" style:parent-style-name="Text_20_body" style:list-style-name="L4">
      <style:paragraph-properties fo:line-height="150%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line-height="150%"/>
    </style:style>
    <style:style style:name="P15" style:family="paragraph" style:parent-style-name="Text_20_body" style:list-style-name="L4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owanie w LISP i Prolog </text:p>
      <text:p text:style-name="P2"/>
      <text:p text:style-name="P3">Temat projektu: </text:p>
      <text:p text:style-name="P4">dynamiczna baza danych w Prologu</text:p>
      <text:p text:style-name="P5">Autorzy:</text:p>
      <text:p text:style-name="P5">Mateusz Kaczmarski</text:p>
      <text:p text:style-name="P5">Jakub Ruszkowski</text:p>
      <text:p text:style-name="P6"/>
      <text:h text:style-name="P11" text:outline-level="1">Małpy człekokształtne (Hominoidea)</text:h>
      <text:h text:style-name="P12" text:outline-level="2">Cechy:</text:h>
      <text:list xml:id="list648843147637011806" text:style-name="L1">
        <text:list-item>
          <text:p text:style-name="P9">imię/identyfikator</text:p>
        </text:list-item>
        <text:list-item>
          <text:p text:style-name="P9">rodzina</text:p>
        </text:list-item>
        <text:list-item>
          <text:p text:style-name="P9">podrodzina</text:p>
        </text:list-item>
        <text:list-item>
          <text:p text:style-name="P9">plemię</text:p>
        </text:list-item>
        <text:list-item>
          <text:p text:style-name="P9">rodzaj</text:p>
        </text:list-item>
        <text:list-item>
          <text:p text:style-name="P9">gatunek</text:p>
        </text:list-item>
        <text:list-item>
          <text:p text:style-name="P9">waga</text:p>
        </text:list-item>
        <text:list-item>
          <text:p text:style-name="P9">wzrost</text:p>
        </text:list-item>
        <text:list-item>
          <text:p text:style-name="P9">wiek</text:p>
        </text:list-item>
        <text:list-item>
          <text:p text:style-name="P9">płeć</text:p>
        </text:list-item>
        <text:list-item>
          <text:p text:style-name="P9">sposób odżywiania</text:p>
        </text:list-item>
      </text:list>
      <text:p text:style-name="P1"/>
      <text:h text:style-name="P12" text:outline-level="2">Predykaty:</text:h>
      <text:list xml:id="list4501902747775982047" text:style-name="L2">
        <text:list-item>
          <text:p text:style-name="P10">dodawanie osobnika,</text:p>
        </text:list-item>
        <text:list-item>
          <text:p text:style-name="P10">usuwanie osobnika,</text:p>
        </text:list-item>
        <text:list-item>
          <text:p text:style-name="P10">średnia waga dla danego gatunku,</text:p>
        </text:list-item>
        <text:list-item>
          <text:p text:style-name="P10">średni wzrost dla danego gatunku</text:p>
        </text:list-item>
        <text:list-item>
          <text:p text:style-name="P10">wyciągnięcie wszystkich osobników danego gatunku</text:p>
        </text:list-item>
      </text:list>
      <text:h text:style-name="P12" text:outline-level="2"><text:soft-page-break/>Realizacja:</text:h>
      <text:list xml:id="list2179132399950387877" text:style-name="L4">
        <text:list-item>
          <text:p text:style-name="P15"><text:span text:style-name="T1">add_individual()</text:span> - dodawanie nowego osobnika. Po wywołaniu system prosi użytkownika o podanie kolejnych informacji o dodawanym osobniku.</text:p>
        </text:list-item>
        <text:list-item>
          <text:p text:style-name="P15"><text:span text:style-name="T1">remove_individual() </text:span>- usuwanie osobnika. Po wywołaniu system prosi użytkownika o podanie imienia/indentyfikatora osobnika, którego należy usunąć.</text:p>
        </text:list-item>
        <text:list-item>
          <text:p text:style-name="P15"><text:span text:style-name="T1">get_average_weight_by_species(Average)</text:span> – średnia waga dla danego gatunku. Po wywołaniu system prosi użytkownika o podanie nazwy gatunku, dla którego należy znaleźć średnią wagę a następnie wynik zapisuje do Average.</text:p>
        </text:list-item>
        <text:list-item>
          <text:p text:style-name="P15"><text:span text:style-name="T1">get_average_height_by_species(Average) </text:span>– średni wzrost dla danego gatunku. Po wywołaniu system prosi użytkownika o podanie nazwy gatunku, dla którego należy znaleźć średni wzrost a następnie wynik zapisuje do Average.</text:p>
        </text:list-item>
        <text:list-item>
          <text:p text:style-name="P13"><text:span text:style-name="T1">get_by_family() </text:span>- wyciąga osobniki danej rodziny. Po wywołaniu system prosi użytkownika o podanie rodziny, dla której należy wyszukać osobniki.</text:p>
        </text:list-item>
        <text:list-item>
          <text:p text:style-name="P13"><text:span text:style-name="T1">get_by_subfamily() </text:span>- wyciąga osobniki danej podrodziny. Po wywołaniu system prosi użytkownika o podanie podrodziny, dla której należy wyszukać osobniki.</text:p>
        </text:list-item>
        <text:list-item>
          <text:p text:style-name="P13"><text:span text:style-name="T1">get_by_genus() </text:span>- wyciąga osobniki danego rodzaju. Po wywołaniu system prosi użytkownika o podanie rodzaju, dla którego należy wyszukać osobniki.</text:p>
        </text:list-item>
        <text:list-item>
          <text:p text:style-name="P15"><text:span text:style-name="T1">get_by_species() </text:span><text:span text:style-name="T2">- wyciąga osobniki danego gatunku. Po wywołaniu system prosi użytkownika o podanie gatunku, dla którego należy wyszukać osobniki.</text:span></text:p>
        </text:list-item>
        <text:list-item>
          <text:p text:style-name="P15"><text:span text:style-name="T1">get_by_sex()</text:span><text:span text:style-name="T2"> - wyciąga osobniki danej płci. Po wywołaniu system prosi użytkownika o podanie płci, dla której należy wyszukać osobniki.</text:span></text:p>
        </text:list-item>
        <text:list-item>
          <text:p text:style-name="P15"><text:span text:style-name="T1">get_by_diet() </text:span><text:span text:style-name="T2">- wyciąga osobniki o danym sposobie odżywiania. Po wywołaniu system prosi użytkownika o podanie sposobu odżywiania, dla którego należy wyszukać osobniki.</text:span></text:p>
        </text:list-item>
      </text:list>
      <text:p text:style-name="P7"/>
      <text:h text:style-name="P11" text:outline-level="1">Bibliografia</text:h>
      <text:p text:style-name="P7"><text:a xlink:type="simple" xlink:href="https://pl.wikipedia.org/wiki/Naczelne">https://pl.wikipedia.org/wiki/Naczelne</text:a></text:p>
      <text:p text:style-name="P7"><text:a xlink:type="simple" xlink:href="https://pl.wikipedia.org/wiki/Hominini">https://pl.wikipedia.org/wiki/Hominini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1:13:05.92</meta:creation-date>
    <dc:date>2016-01-11T19:41:41.24</dc:date>
    <meta:editing-duration>PT47M18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39" meta:word-count="284" meta:character-count="2150"/>
  </office:meta>
</office:document-meta>
</file>